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6490000235AF4CB4684.svm"/>
  <manifest:file-entry manifest:media-type="" manifest:full-path="Pictures/20000007000033940000082BF70B74F4.svm"/>
  <manifest:file-entry manifest:media-type="" manifest:full-path="Pictures/200000070000378100000DA69BF320AB.svm"/>
  <manifest:file-entry manifest:media-type="" manifest:full-path="Pictures/2000000700004BC300002501181C6DD4.svm"/>
  <manifest:file-entry manifest:media-type="" manifest:full-path="Pictures/20000007000061C700000E94C2409AB9.svm"/>
  <manifest:file-entry manifest:media-type="" manifest:full-path="Pictures/200000070000452600000F9C9D57A978.svm"/>
  <manifest:file-entry manifest:media-type="" manifest:full-path="Pictures/20000007000046B30000154B547F8CB0.svm"/>
  <manifest:file-entry manifest:media-type="" manifest:full-path="Pictures/2000000700004FCB0000189AB7A8DB09.svm"/>
  <manifest:file-entry manifest:media-type="" manifest:full-path="Pictures/20000007000038D900000EFD39B8C38E.svm"/>
  <manifest:file-entry manifest:media-type="" manifest:full-path="Pictures/200000070000450B0000184BD9A0B27F.svm"/>
  <manifest:file-entry manifest:media-type="" manifest:full-path="Pictures/200000070000360F00000B7AA163D31A.svm"/>
  <manifest:file-entry manifest:media-type="" manifest:full-path="Pictures/200000070000314E000018653934041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2" svg:font-family="CIDFont+F2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IDFont+F2" fo:font-size="10.5pt" fo:font-style="italic" style:font-name-asian="CIDFont+F2" style:font-size-asian="10.5pt" style:font-style-asian="italic" style:font-name-complex="CIDFont+F2" style:font-size-complex="10.5pt" style:font-style-complex="italic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 style:master-page-name="">
      <style:paragraph-properties fo:margin-left="-0.9846in" fo:margin-right="0in" fo:text-align="start" style:justify-single-word="false" fo:text-indent="0.0102in" style:auto-text-indent="false" style:page-number="auto"/>
    </style:style>
    <style:style style:name="P4" style:family="paragraph" style:parent-style-name="Standard">
      <style:paragraph-properties fo:margin-left="0in" fo:margin-right="0in" fo:text-align="start" style:justify-single-word="false" fo:text-indent="0.0102in" style:auto-text-indent="false"/>
    </style:style>
    <style:style style:name="P5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</style:style>
    <style:style style:name="P6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font-style-asian="normal" style:font-style-complex="normal"/>
    </style:style>
    <style:style style:name="P7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text-underline-style="none" style:font-style-asian="normal" style:font-style-complex="normal"/>
    </style:style>
    <style:style style:name="P8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style:font-style-asian="italic" style:font-style-complex="italic"/>
    </style:style>
    <style:style style:name="P12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weight="normal" style:font-weight-asian="normal" style:font-weight-complex="normal"/>
    </style:style>
    <style:style style:name="P15" style:family="paragraph" style:parent-style-name="Text_20_body" style:list-style-name="L1" style:master-page-name="">
      <style:paragraph-properties fo:margin-left="1.2709in" fo:margin-right="0in" fo:margin-top="0.1665in" fo:margin-bottom="0.0835in" fo:text-align="start" style:justify-single-word="false" fo:text-indent="-0.25in" style:auto-text-indent="false" style:page-number="auto">
        <style:tab-stops>
          <style:tab-stop style:position="-0.0311in"/>
        </style:tab-stops>
      </style:paragraph-properties>
      <style:text-properties fo:font-style="normal" style:font-style-asian="normal" style:font-style-complex="normal"/>
    </style:style>
    <style:style style:name="P16" style:family="paragraph" style:parent-style-name="Text_20_body" style:list-style-name="L1">
      <style:paragraph-properties fo:margin-left="1.2709in" fo:margin-right="0in" fo:margin-top="0.1665in" fo:margin-bottom="0.0835in" fo:text-align="start" style:justify-single-word="false" fo:text-indent="-0.25in" style:auto-text-indent="false">
        <style:tab-stops>
          <style:tab-stop style:position="-0.0311in"/>
        </style:tab-stops>
      </style:paragraph-properties>
      <style:text-properties fo:font-style="normal" style:font-style-asian="normal" style:font-style-complex="normal"/>
    </style:style>
    <style:style style:name="P17" style:family="paragraph" style:parent-style-name="Text_20_body" style:list-style-name="">
      <style:paragraph-properties fo:margin-left="1.4791in" fo:margin-right="0in" fo:margin-top="0.1665in" fo:margin-bottom="0.0835in" fo:text-align="start" style:justify-single-word="false" fo:text-indent="-0.0102in" style:auto-text-indent="false"/>
      <style:text-properties fo:font-style="italic" style:font-style-asian="italic" style:font-style-complex="italic"/>
    </style:style>
    <style:style style:name="P18" style:family="paragraph" style:parent-style-name="Heading_20_2" style:master-page-name="">
      <style:paragraph-properties fo:margin-left="0.4925in" fo:margin-right="0in" fo:margin-top="0.1665in" fo:margin-bottom="0.0835in" fo:text-align="start" style:justify-single-word="false" fo:text-indent="-0.0102in" style:auto-text-indent="false" style:page-number="auto" fo:keep-with-next="always"/>
    </style:style>
    <style:style style:name="P19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keep-with-next="always"/>
    </style:style>
    <style:style style:name="P20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break-before="page"/>
    </style:style>
    <style:style style:name="P21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IDFont+F2" fo:font-size="10.5pt" style:font-name-asian="CIDFont+F2" style:font-size-asian="10.5pt" style:font-name-complex="CIDFont+F2" style:font-size-complex="10.5pt"/>
    </style:style>
    <style:style style:name="T13" style:family="text">
      <style:text-properties style:font-name="CIDFont+F2" fo:font-size="10.5pt" fo:font-style="italic" style:font-name-asian="CIDFont+F2" style:font-size-asian="10.5pt" style:font-style-asian="italic" style:font-name-complex="CIDFont+F2" style:font-size-complex="10.5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89in" fo:text-indent="-0.25in" fo:margin-left="3.718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89in" fo:text-indent="-0.25in" fo:margin-left="4.218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/>
      <text:p text:style-name="P4"/>
      <text:h text:style-name="P18" text:outline-level="2">Introduction</text:h>
      <text:h text:style-name="P18" text:outline-level="2">Code Repository</text:h>
      <text:h text:style-name="P5" text:outline-level="2">The source code for the <text:span text:style-name="T1">Lonsec </text:span><text:span text:style-name="T7">project is available at </text:span><text:a xlink:type="simple" xlink:href="https://github.com/johnfarnell/lonsec" text:style-name="Internet_20_link" text:visited-style-name="Visited_20_Internet_20_Link"><text:span text:style-name="T7">https://github.com/johnfarnell/lonsec</text:span></text:a><text:span text:style-name="T7">. Checkout the </text:span><text:span text:style-name="T1">Master </text:span><text:span text:style-name="T7">branch to a local folder <text:s/>&lt;ROOT_FOLDER&gt;</text:span></text:h>
      <text:h text:style-name="P18" text:outline-level="2">Prerequisites</text:h>
      <text:h text:style-name="P6" text:outline-level="2">To build and run the software the following is required</text:h>
      <text:list xml:id="list1169699858787243368" text:style-name="L1">
        <text:list-item>
          <text:h text:style-name="P15" text:outline-level="2">Maven 3</text:h>
        </text:list-item>
        <text:list-item>
          <text:h text:style-name="P16" text:outline-level="2">Java 1.8</text:h>
        </text:list-item>
      </text:list>
      <text:h text:style-name="P19" text:outline-level="2">Build the software</text:h>
      <text:h text:style-name="P5" text:outline-level="2"><text:span text:style-name="T7">From the command line at the &lt;ROOT_FOLDER&gt;, enter </text:span><text:span text:style-name="T1">mvn clean install</text:span></text:h>
      <text:h text:style-name="P19" text:outline-level="2"/>
      <text:h text:style-name="P20" text:outline-level="2">Install and run the software</text:h>
      <text:h text:style-name="P6" text:outline-level="2">After successfully building the software, find the <text:span text:style-name="T1">fundreturns-1.0.0.zip </text:span></text:h>
      <text:h text:style-name="P11" text:outline-level="2"><draw:frame draw:style-name="fr1" draw:name="graphics1" text:anchor-type="paragraph" svg:x="0.1783in" svg:y="0.0835in" svg:width="7.0646in" svg:height="3.7299in" draw:z-index="0"><draw:image xlink:href="Pictures/2000000700004BC300002501181C6DD4.svm" xlink:type="simple" xlink:show="embed" xlink:actuate="onLoad"/></draw:frame></text:h>
      <text:h text:style-name="P7" text:outline-level="2">and extract the contents to a folder (referred to later as the &lt;DEPLOYMENT_FOLDER&gt; – below is an image of what the zip file contains</text:h>
      <text:h text:style-name="P6" text:outline-level="2"><draw:frame draw:style-name="fr1" draw:name="graphics2" text:anchor-type="paragraph" svg:x="0.7346in" svg:y="0.198in" svg:width="5.4563in" svg:height="1.3417in" draw:z-index="1"><draw:image xlink:href="Pictures/200000070000378100000DA69BF320AB.svm" xlink:type="simple" xlink:show="embed" xlink:actuate="onLoad"/></draw:frame></text:h>
      <text:h text:style-name="P5" text:outline-level="2"><draw:frame draw:style-name="fr1" draw:name="graphics3" text:anchor-type="paragraph" svg:x="0.8945in" svg:y="0.7917in" svg:width="5.1984in" svg:height="0.8228in" draw:z-index="2"><draw:image xlink:href="Pictures/20000007000033940000082BF70B74F4.svm" xlink:type="simple" xlink:show="embed" xlink:actuate="onLoad"/></draw:frame><text:span text:style-name="T7">Navigate to the folder and, from the command line run<text:line-break/><text:line-break/>j</text:span><text:span text:style-name="T1">ava -jar fundreturns-1.0.0.jar<text:line-break/></text:span></text:h>
      <text:h text:style-name="P11" text:outline-level="2"><text:soft-page-break/></text:h>
      <text:h text:style-name="P6" text:outline-level="2"><draw:frame draw:style-name="fr1" draw:name="graphics4" text:anchor-type="paragraph" svg:x="0.4984in" svg:y="0.5417in" svg:width="4.9693in" svg:height="2.4583in" draw:z-index="3"><draw:image xlink:href="Pictures/200000070000314E0000186539340410.svm" xlink:type="simple" xlink:show="embed" xlink:actuate="onLoad"/></draw:frame>The console log will show the following, and the application will complete :-<text:line-break/></text:h>
      <text:h text:style-name="P6" text:outline-level="2"><draw:frame draw:style-name="fr1" draw:name="graphics5" text:anchor-type="paragraph" svg:x="0.5091in" svg:y="0.7189in" svg:width="5.4484in" svg:height="1.1571in" draw:z-index="4"><draw:image xlink:href="Pictures/200000070000360F00000B7AA163D31A.svm" xlink:type="simple" xlink:show="embed" xlink:actuate="onLoad"/></draw:frame>Upon successful completion, look into the <text:span text:style-name="T3">&lt;DEPLOYMENT_FOLDER&gt;/</text:span><text:span text:style-name="T1">output</text:span> folder, the application will have generated an output csv file <text:span text:style-name="T2">monthlyOutperformance.csv</text:span></text:h>
      <text:h text:style-name="P12" text:outline-level="2"/>
      <text:h text:style-name="P6" text:outline-level="2"><draw:frame draw:style-name="fr2" draw:name="graphics6" text:anchor-type="paragraph" svg:width="6.4429in" svg:height="1.9862in" draw:z-index="9"><draw:image xlink:href="Pictures/2000000700004FCB0000189AB7A8DB09.svm" xlink:type="simple" xlink:show="embed" xlink:actuate="onLoad"/></draw:frame><text:span text:style-name="T2"><text:line-break/></text:span><text:line-break/><text:line-break/></text:h>
      <text:h text:style-name="P20" text:outline-level="2">So what just happened?</text:h>
      <text:h text:style-name="P5" text:outline-level="2">The application used the csv files in the <text:span text:style-name="T1">Input </text:span><text:span text:style-name="T7">folder, to derive the </text:span><text:span text:style-name="T1">monthlyOutperformance.csv</text:span><text:span text:style-name="T7">. This output csv shows the data in the format requested in the interview requirement specification …<text:line-break/><text:line-break/>“</text:span><text:span text:style-name="T13">The application will produce one output file called monthlyOutperformance.csv</text:span></text:h>
      <text:p text:style-name="P1"><text:tab/>The output is to be sorted by [Date] descending, then sub-sorted by [Rank] ascending..... Your solution <text:tab/>should contain data for</text:p>
      <text:p text:style-name="P2"><text:span text:style-name="T13"><text:tab/>multiple months, as described further down in this document</text:span><text:span text:style-name="T12">.</text:span></text:p>
      <text:h text:style-name="P6" text:outline-level="2">The above is the default behaviour, next I will explain the various ways in which the application can be configured.</text:h>
      <text:h text:style-name="P20" text:outline-level="2">Configure the location and the name of the input files</text:h>
      <text:h text:style-name="P5" text:outline-level="2"><draw:frame draw:style-name="fr1" draw:name="graphics8" text:anchor-type="paragraph" svg:x="0.5354in" svg:y="3.1717in" svg:width="6.4429in" svg:height="3.2402in" draw:z-index="6"><draw:image xlink:href="Pictures/20000007000046490000235AF4CB4684.svm" xlink:type="simple" xlink:show="embed" xlink:actuate="onLoad"/></draw:frame><draw:frame draw:style-name="fr1" draw:name="graphics9" text:anchor-type="paragraph" svg:x="0.4283in" svg:y="7.2437in" svg:width="6.4429in" svg:height="1.4535in" draw:z-index="7"><draw:image xlink:href="Pictures/200000070000452600000F9C9D57A978.svm" xlink:type="simple" xlink:show="embed" xlink:actuate="onLoad"/></draw:frame><draw:frame draw:style-name="fr1" draw:name="graphics7" text:anchor-type="paragraph" svg:x="0.4728in" svg:y="0.7917in" svg:width="5.7299in" svg:height="1.5102in" draw:z-index="5"><draw:image xlink:href="Pictures/20000007000038D900000EFD39B8C38E.svm" xlink:type="simple" xlink:show="embed" xlink:actuate="onLoad"/></draw:frame>Assume you now want to run input files from a different location. In my example this will be <text:span text:style-name="T1">C:\lonsec\lonsec-inputdata</text:span><text:span text:style-name="T7">. Note the file names are different (they have the literal </text:span><text:span text:style-name="T1">-custom</text:span><text:span text:style-name="T7"> at the end).</text:span><text:line-break/><text:line-break/>How is this achieved?<text:line-break/>Go back to <text:span text:style-name="T3">&lt;DEPLOYMENT_FOLDER&gt;/config </text:span><text:span text:style-name="T8">and open the file </text:span><text:span text:style-name="T3">application-csvinput.properties</text:span><text:span text:style-name="T8">.<text:line-break/><text:line-break/>Change </text:span><text:span text:style-name="T3">csv.input.folder </text:span><text:span text:style-name="T8">to </text:span><text:span text:style-name="T2">C://lonsec/lonsec-inputdata/ </text:span><text:span text:style-name="T3"><text:s/>(</text:span><text:span text:style-name="T8">Note the trailing “\”)<text:line-break/>Change each of the </text:span><text:span text:style-name="T3">file-name </text:span><text:span text:style-name="T8">fields to have the literal <text:s/></text:span><text:span text:style-name="T3">-custom </text:span><text:span text:style-name="T8"><text:line-break/>e.g. </text:span><text:span text:style-name="T4">benchmark.csv → benchmark-custom.csv<text:line-break/></text:span><text:line-break/><text:soft-page-break/>Save the file and, again from the <text:span text:style-name="T1">&lt;DEPLOYMENT_FOLDER&gt; </text:span><text:span text:style-name="T7">in the command line, run</text:span><text:span text:style-name="T1"> <text:line-break/>java -jar fundreturns-1.0.0.jar<text:line-break/><text:line-break/></text:span><text:span text:style-name="T7">In a similar fashion, the location and the name of the output csv file can be changed via the <text:s/></text:span><text:span text:style-name="T1">&lt;DEPLOYMENT_FOLDER&gt;/config/application-csvoutput.properties </text:span><text:span text:style-name="T7">file</text:span><text:line-break/></text:h>
      <text:h text:style-name="P5" text:outline-level="2"><draw:frame draw:style-name="fr1" draw:name="graphics10" text:anchor-type="paragraph" svg:x="0.4598in" svg:y="-0.0827in" svg:width="6.4429in" svg:height="2.2665in" draw:z-index="8"><draw:image xlink:href="Pictures/200000070000450B0000184BD9A0B27F.svm" xlink:type="simple" xlink:show="embed" xlink:actuate="onLoad"/></draw:frame><text:line-break/>As you can see, there are various other configuration settings which control the layout of the input and output files. <text:line-break/>The <text:span text:style-name="T1">column </text:span><text:span text:style-name="T7">names and the order they appear in the output csv can be configured. </text:span><text:span text:style-name="T10">Note: Please do not change the Excess and OutPerformance </text:span><text:span text:style-name="T11">settings without also changing their equivalent values in the </text:span><text:span text:style-name="T6">application.properties </text:span><text:span text:style-name="T11">file</text:span><text:line-break/><text:line-break/></text:h>
      <text:h text:style-name="P21" text:outline-level="2">Configure the sort order of the output csv file</text:h>
      <text:h text:style-name="P14" text:outline-level="2"><text:span text:style-name="T7">As discussed, the default sort order of the </text:span><text:span text:style-name="T1">MonthlyOutperformance.csv </text:span><text:span text:style-name="T7">file is Date Descending/Rank Ascending.</text:span></text:h>
      <text:h text:style-name="P5" text:outline-level="2"><text:span text:style-name="T11">The software has been developed to allow the sort order to be easily changed. Package </text:span><text:span text:style-name="T6">au.com.lonsec.sort </text:span><text:span text:style-name="T11">contains all of the sorting available. The class </text:span><text:span text:style-name="T6">au.com.lonsec.sort.SortByDateDescAndRankAsc </text:span><text:span text:style-name="T11">provides the default, but, by using Spring Boot's @ConditionalOnProperty annotation, there are other alternative provided. <text:line-break/><text:line-break/>For example going to </text:span><text:span text:style-name="T5">&lt;DEPLOYMENT_FOLDER&gt;/config </text:span><text:span text:style-name="T9">and open the file </text:span><text:span text:style-name="T5">application.properties</text:span><text:span text:style-name="T9"> and change <text:line-break/><text:line-break/></text:span><text:span text:style-name="T5">sort.return.percent:default </text:span><text:span text:style-name="T9">to<text:line-break/></text:span><text:span text:style-name="T5">sort.return.percent:DateAscReturnDesc<text:line-break/><text:line-break/></text:span><text:span text:style-name="T9">and re-run :<text:line-break/><text:line-break/> j</text:span><text:span text:style-name="T5">ava -jar fundreturns-1.0.0.jar </text:span><text:span text:style-name="T9">and see that the sort order has changed</text:span></text:h>
      <text:h text:style-name="P8" text:outline-level="2"><draw:frame draw:style-name="fr2" draw:name="graphics11" text:anchor-type="paragraph" svg:width="6.4429in" svg:height="1.9398in" draw:z-index="10"><draw:image xlink:href="Pictures/20000007000046B30000154B547F8CB0.svm" xlink:type="simple" xlink:show="embed" xlink:actuate="onLoad"/></draw:frame></text:h>
      <text:h text:style-name="P9" text:outline-level="2">If there was a future requirement to sort the output in a different way that is currently covered, then a different implementation of the sort could easily be created without changing any existing code or touching the code framework</text:h>
      <text:h text:style-name="P14" text:outline-level="2"><text:span text:style-name="T7">Likewise, the package a</text:span><text:span text:style-name="T1">u.com.lonsec.rank </text:span><text:span text:style-name="T7">has a similar design to allow the mechanism by which a fund is ranked. The current default implementation is best return for a particular date – see a</text:span><text:span text:style-name="T1">u.com.lonsec.rank.FundServiceRankByBestReturnForSameDate</text:span></text:h>
      <text:h text:style-name="P21" text:outline-level="2">Outperformance Text</text:h>
      <text:h text:style-name="P6" text:outline-level="2"><text:span text:style-name="T14">As per the requirement, there are properties in </text:span><text:span text:style-name="T6">application.properties </text:span><text:span text:style-name="T14">.which allow</text:span><text:span text:style-name="T6"> <text:s/></text:span><text:span text:style-name="T14">the</text:span><text:span text:style-name="T6"> </text:span><text:span text:style-name="T14">Outperformance text to be configured – the default values are held in </text:span><text:span text:style-name="T6">application.properties</text:span></text:h>
      <text:h text:style-name="P5" text:outline-level="2"><draw:frame draw:style-name="fr1" draw:name="graphics12" text:anchor-type="paragraph" svg:x="0.3866in" svg:y="0.0543in" svg:width="6.4429in" svg:height="0.9602in" draw:z-index="11"><draw:image xlink:href="Pictures/20000007000061C700000E94C2409AB9.svm" xlink:type="simple" xlink:show="embed" xlink:actuate="onLoad"/></draw:frame><text:span text:style-name="T7">Change these values, and rerun the application and you will see the Outperformance</text:span><text:span text:style-name="T1"> </text:span><text:span text:style-name="T7">literal change in the </text:span><text:span text:style-name="T1">monthlyOutperformance.csv</text:span></text:h>
      <text:h text:style-name="P6" text:outline-level="2">It is also possible to change the <text:span text:style-name="T1">underperformance</text:span> and <text:span text:style-name="T1">overperformance</text:span> limits from the default of -1.00 and 1.00 respectively</text:h>
      <text:h text:style-name="P21" text:outline-level="2">Configuring Calculations</text:h>
      <text:h text:style-name="P5" text:outline-level="2"><text:span text:style-name="T11">As per the requirement, the application has been designed to allow new calculations to be dependency injected into the logic without changing any existing code. The current requirement is to have a calculation of </text:span><text:span text:style-name="T6">Excess </text:span><text:span text:style-name="T11">by “</text:span><text:span text:style-name="T6">subtracting the benchmark return from the fund return for a particular date and rounding this to 2 digits and rounding half-down</text:span><text:span text:style-name="T11">”</text:span></text:h>
      <text:h text:style-name="P9" text:outline-level="2">To meet this requirement, and allow for future calculations to be seamlessly injected into the application, an interface has been created called </text:h>
      <text:h text:style-name="P13" text:outline-level="2">au.com.lonsec.calculation.FundReturnSeriesCalculation</text:h>
      <text:h text:style-name="P6" text:outline-level="2"><text:span text:style-name="T14">Implementations of this interface will automatically be injected into the application by the Spring Boot framework, and called to perform their calculation. This can then be configured (as per </text:span><text:span text:style-name="T6">Excess</text:span><text:span text:style-name="T14">) to then appear in the output csv. Please view </text:span><text:span text:style-name="T6">au.com.lonsec.calculation.CalculateReturnPercentageDifference </text:span><text:span text:style-name="T14">and note the settings in </text:span><text:span text:style-name="T6">application.properties<text:line-break/><text:line-break/>calc.return.percent.diff.enabled:true<text:line-break/>calc.return.percent.diff.dec.places:2 – the number of decimal places<text:line-break/>calc.return.percent.diff.label:Excess – this is the label that will appear on the output csv</text:span></text:h>
      <text:h text:style-name="P21" text:outline-level="2">Bad Data</text:h>
      <text:h text:style-name="P9" text:outline-level="2">Any bad data will result in a FundsException being thrown with a message, and the application will terminate</text:h>
      <text:h text:style-name="P10" text:outline-level="2"/>
      <text:h text:style-name="P21" text:outline-level="2">Testing</text:h>
      <text:h text:style-name="P9" text:outline-level="2">Mockito and junit have been used to test the individual classes. By running <text:line-break/> <text:span text:style-name="T1">mvn clean jacoco:prepare-agent install jacoco:report</text:span> from the <text:s/>&lt;ROOT_FOLDER&gt; and opening &lt;ROOT_FOLDER&gt;/\target\site\jacoco\<text:span text:style-name="T1">index.html </text:span>you can see a breakdown of the test coverage.</text:h>
      <text:h text:style-name="P9" text:outline-level="2"/>
      <text:h text:style-name="P10" text:outline-level="2"/>
      <text:h text:style-name="P9" text:outline-level="2"><text:line-break/></text:h>
      <text:h text:style-name="P11" text:outline-level="2"/>
      <text:h text:style-name="P17" text:outline-level="2"/>
      <text:h text:style-name="P17" text:outline-level="2"><text:lin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2" svg:font-family="CIDFont+F2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Farnell</meta:initial-creator>
    <meta:creation-date>2017-01-17T11:58:01.78</meta:creation-date>
    <dc:date>2017-01-18T10:38:02.35</dc:date>
    <dc:creator>John Farnell</dc:creator>
    <meta:editing-duration>PT2H42M29S</meta:editing-duration>
    <meta:editing-cycles>16</meta:editing-cycles>
    <meta:generator>OpenOffice/4.1.3$Win32 OpenOffice.org_project/413m1$Build-9783</meta:generator>
    <meta:document-statistic meta:table-count="0" meta:image-count="12" meta:object-count="0" meta:page-count="11" meta:paragraph-count="44" meta:word-count="828" meta:character-count="5877"/>
  </office:meta>
</office:document-meta>
</file>